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5d0c4" officeooo:paragraph-rsid="0005d0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17:49:00.233263458</meta:creation-date>
    <dc:date>2023-10-17T18:03:03.008646799</dc:date>
    <meta:editing-duration>PT14M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5.7.1$MacOSX_AARCH64 LibreOffice_project/251dda8ea43bee3bb5c181c1408696532dc5d050</meta:generator>
  </office:meta>
</office:document-meta>
</file>